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d6ad" officeooo:paragraph-rsid="0000d6ad"/>
    </style:style>
    <style:style style:name="P2" style:family="paragraph" style:parent-style-name="Standard">
      <style:paragraph-properties fo:text-align="justify" style:justify-single-word="false"/>
      <style:text-properties style:font-name="Verdana" officeooo:paragraph-rsid="0000d6ad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style:font-name="Verdana" fo:font-size="10pt" fo:letter-spacing="normal" fo:font-style="normal" fo:font-weight="normal" officeooo:rsid="0000d6ad" officeooo:paragraph-rsid="0000d6ad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style:font-name="Verdana" fo:font-size="12pt" fo:letter-spacing="normal" fo:font-style="normal" fo:font-weight="normal" officeooo:rsid="0000d6ad" officeooo:paragraph-rsid="0000d6ad" style:font-size-asian="12pt" style:font-style-asian="normal" style:font-size-complex="12pt" style:font-style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Verdana" fo:font-size="10pt" fo:letter-spacing="normal" fo:font-style="normal" fo:font-weight="normal" officeooo:rsid="0000d6ad" officeooo:paragraph-rsid="0000d6ad" style:font-size-asian="10pt" style:font-style-asian="normal" style:font-size-complex="10pt" style:font-style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Verdana" fo:font-size="10pt" fo:letter-spacing="normal" fo:font-style="normal" fo:font-weight="normal" officeooo:rsid="0001ddc9" officeooo:paragraph-rsid="0001ddc9" style:font-size-asian="10pt" style:font-style-asian="normal" style:font-size-complex="10pt" style:font-style-complex="normal"/>
    </style:style>
    <style:style style:name="P7" style:family="paragraph" style:parent-style-name="Index_20_Heading">
      <style:text-properties style:font-name="Verdana"/>
    </style:style>
    <style:style style:name="P8" style:family="paragraph" style:parent-style-name="Index_20_Heading" style:master-page-name="Standard">
      <style:paragraph-properties style:page-number="auto"/>
      <style:text-properties style:font-name="Verdana"/>
    </style:style>
    <style:style style:name="P9" style:family="paragraph" style:parent-style-name="Header">
      <style:text-properties officeooo:rsid="000288fc" officeooo:paragraph-rsid="000288fc"/>
    </style:style>
    <style:style style:name="P10" style:family="paragraph" style:parent-style-name="Footer">
      <style:text-properties officeooo:rsid="000288fc" officeooo:paragraph-rsid="000288fc"/>
    </style:style>
    <style:style style:name="T1" style:family="text">
      <style:text-properties officeooo:rsid="0000d6ad"/>
    </style:style>
    <style:style style:name="T2" style:family="text">
      <style:text-properties fo:font-variant="normal" fo:text-transform="none" fo:color="#000000" fo:font-size="10pt" fo:letter-spacing="normal" fo:font-style="italic" fo:font-weight="normal" style:font-size-asian="10pt" style:font-style-asian="italic" style:font-size-complex="10pt" style:font-style-complex="italic"/>
    </style:style>
    <style:style style:name="T3" style:family="text">
      <style:text-properties fo:font-variant="normal" fo:text-transform="none" fo:color="#000000" fo:font-size="10pt" fo:letter-spacing="normal" fo:font-style="italic" fo:font-weight="normal" officeooo:rsid="0000d6ad" style:font-size-asian="10pt" style:font-style-asian="italic" style:font-size-complex="10pt" style:font-style-complex="italic"/>
    </style:style>
    <style:style style:name="T4" style:family="text">
      <style:text-properties fo:font-size="10pt" officeooo:rsid="0000d6ad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/>
      <text:p text:style-name="P7"/>
      <text:p text:style-name="P7"/>
      <text:p text:style-name="P7"/>
      <text:p text:style-name="P7"/>
      <text:p text:style-name="P7">Application : Amateur d'ocarin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"><text:span text:style-name="T1">Sujet : «</text:span><text:span text:style-name="T4"> </text:span><text:span text:style-name="T2">L'utilisateur de l'application amateur d'ocarina souhaite réaliser une petite application lui permettant de garder les informations sur cet instrument, à la fois les occurrences dans lesquelles intervient un ocarina (film, musiques, vidéos, concert...). Pour chaque occu</text:span><text:span text:style-name="T3">r</text:span><text:span text:style-name="T2">rence, il faut garder le type, la durée, le type d'ocarina, </text:span><text:span text:style-name="T3">l’interprète</text:span><text:span text:style-name="T2">, un commentaire. L'application doit permettre à l'utilisateur de rajouter une </text:span><text:span text:style-name="T3">occurrence</text:span><text:span text:style-name="T2">, mais aussi de retrouver une occurrence par date d'insertion, par type et par </text:span><text:span text:style-name="T3">interprète.</text:span><text:span text:style-name="T2"> ».</text:span></text:p>
      <text:p text:style-name="P3"/>
      <text:p text:style-name="P3"/>
      <text:p text:style-name="P4">Étapes :</text:p>
      <text:list xml:id="list4894171483571232120" text:style-name="L1">
        <text:list-item>
          <text:p text:style-name="P5">Visualisation simple des données sans aucun tri possible</text:p>
        </text:list-item>
        <text:list-item>
          <text:p text:style-name="P5">Saisie et enregistrement des différentes données</text:p>
        </text:list-item>
        <text:list-item>
          <text:p text:style-name="P5">Ajout des tris :</text:p>
          <text:list>
            <text:list-item>
              <text:p text:style-name="P5">Quel est le type d'ocarina préféré d'un interprète</text:p>
            </text:list-item>
            <text:list-item>
              <text:p text:style-name="P5">Quel est l'interprète ayant le plus joué d'un type ocarina</text:p>
            </text:list-item>
            <text:list-item>
              <text:p text:style-name="P5">Quel est le type d'ocarina le plus utilisé pour un type de média</text:p>
            </text:list-item>
            <text:list-item>
              <text:p text:style-name="P5">Quel est le type de média le plus utilisé pour un type d'ocarina</text:p>
            </text:list-item>
            <text:list-item>
              <text:p text:style-name="P6">Quelle est la proportion de temps d'un type d'ocarina pour un média</text:p>
            </text:list-item>
            <text:list-item>
              <text:p text:style-name="P5">Quel est la durée moyenne/minimum/maximum de jeu d'un :</text:p>
              <text:list>
                <text:list-item>
                  <text:p text:style-name="P5">type d'ocarina</text:p>
                </text:list-item>
                <text:list-item>
                  <text:p text:style-name="P5">interprète</text:p>
                </text:list-item>
                <text:list-item>
                  <text:p text:style-name="P5">type de média</text:p>
                </text:list-item>
                <text:list-item>
                  <text:p text:style-name="P5">tout ocarina confondu</text:p>
                </text:list-item>
              </text:list>
            </text:list-item>
          </text:list>
        </text:list-item>
        <text:list-item>
          <text:p text:style-name="P5">Création de l'interface web</text:p>
        </text:list-item>
      </text:list>
      <text:p text:style-name="P3"/>
      <text:p text:style-name="P3">Si le temps le permet, une amélioration possible serait d'inclure un « doigté » interactif pour un type d'ocarin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88fc" officeooo:paragraph-rsid="000288fc"/>
    </style:style>
    <style:style style:name="MP2" style:family="paragraph" style:parent-style-name="Footer">
      <style:text-properties officeooo:rsid="000288fc" officeooo:paragraph-rsid="000288f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athanaël Spriet<text:tab/>Projet Amateur d'ocarina<text:tab/>Licence Pro CASIR</text:p>
      </style:header>
      <style:footer>
        <text:p text:style-name="MP2">31/03/2016<text:tab/><text:page-number text:select-page="current">2</text:page-number><text:tab/></text:p>
      </style:footer>
    </style:master-page>
    <style:master-page style:name="First_20_Page" style:display-name="First Page" style:page-layout-name="Mpm2" style:next-style-name="Standard">
      <style:header>
        <text:p text:style-name="MP1">Nathanaël Spriet<text:tab/>Projet Python<text:tab/>Licence Pro CASI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8:15:19.172778511</meta:creation-date>
    <dc:date>2016-03-31T09:53:50.849745956</dc:date>
    <meta:editing-duration>PT12H18M2S</meta:editing-duration>
    <meta:editing-cycles>3</meta:editing-cycles>
    <meta:generator>LibreOffice/5.0.5.2$Linux_X86_64 LibreOffice_project/00m0$Build-2</meta:generator>
    <meta:document-statistic meta:table-count="0" meta:image-count="0" meta:object-count="0" meta:page-count="2" meta:paragraph-count="21" meta:word-count="228" meta:character-count="1385" meta:non-whitespace-character-count="1191"/>
  </office:meta>
</office:document-meta>
</file>